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8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3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21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26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2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8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32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3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6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7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3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1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2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4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6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7" style:parent-style-name="Absatz-Standardschriftart" style:family="text">
      <style:text-properties style:font-name="Calibri" style:font-name-complex="Calibri" fo:font-weight="bold" style:font-weight-asian="bold" style:font-weight-complex="bold"/>
    </style:style>
    <style:style style:name="P4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49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0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Quellen</text:p>
      <text:p text:style-name="P2"/>
      <text:p text:style-name="P3"/>
      <text:p text:style-name="P4"/>
      <text:p text:style-name="P5">Informationen über Arrays</text:p>
      <text:p text:style-name="P6">https://docs.microsoft.com/de-de/dotnet/csharp/programming-guide/arrays/</text:p>
      <text:p text:style-name="P7"/>
      <text:p text:style-name="P8"/>
      <text:p text:style-name="P9">Informationen über Listen</text:p>
      <text:p text:style-name="P10">https://csharp.net-tutorials.com/de/389/sammlungen/listen/</text:p>
      <text:p text:style-name="P11">https://docs.microsoft.com/de-de/dotnet/api/system.collections.generic.list-1?view=net-6.0</text:p>
      <text:p text:style-name="P12"/>
      <text:p text:style-name="P13"/>
      <text:p text:style-name="P14">Informationen über Verzweigungen</text:p>
      <text:p text:style-name="P15">https://www.c-howto.de/tutorial/verzweigungen/</text:p>
      <text:p text:style-name="P16">https://www.c-howto.de/tutorial/verzweigungen/if-und-else/</text:p>
      <text:p text:style-name="P17">https://www.c-howto.de/tutorial/verzweigungen/vergleichsoperatoren/</text:p>
      <text:p text:style-name="P18">https://www.c-howto.de/tutorial/verzweigungen/logische-operatoren/</text:p>
      <text:p text:style-name="P19">https://www.c-howto.de/tutorial/verzweigungen/switch-case/</text:p>
      <text:p text:style-name="P20"/>
      <text:p text:style-name="P21"/>
      <text:p text:style-name="P22">Informationen über Schleifen</text:p>
      <text:p text:style-name="P23">https://easy-programmieren.de/c-grundlagen/for-schleife/</text:p>
      <text:p text:style-name="P24">https://csharp.net-tutorials.com/de/112/control-structures/schleifen/</text:p>
      <text:p text:style-name="P25"/>
      <text:p text:style-name="P26"/>
      <text:p text:style-name="P27">Informationen über Methoden</text:p>
      <text:p text:style-name="P28">https://easy-programmieren.de/c-grundlagen/methoden/</text:p>
      <text:p text:style-name="P29">https://www.luis.uni-hannover.de/fileadmin/kurse/material/CSharp/cSharp_Methoden.pdf</text:p>
      <text:p text:style-name="P30">https://docs.microsoft.com/de-de/dotnet/csharp/language-reference/keywords/accessibility-levels</text:p>
      <text:p text:style-name="P31"/>
      <text:p text:style-name="P32"/>
      <text:p text:style-name="P33">Informationen über Lesen/Schreiben von/zu Datenbanken</text:p>
      <text:p text:style-name="P34">https://www.w3schools.com/SQL/sql_ref_keywords.asp</text:p>
      <text:p text:style-name="P35">https://entityframeworkcore.com/providers-mysql<text:tab/><text:s text:c="3"/>&lt;= Entity Framework</text:p>
      <text:p text:style-name="P36"/>
      <text:p text:style-name="P37"/>
      <text:p text:style-name="P38">Relationenschema</text:p>
      <text:p text:style-name="P39">https://de.wikipedia.org/wiki/Relationenschema</text:p>
      <text:p text:style-name="P40">https://www.is.inf.uni-due.de/courses/dbp_ss05/material/woche03.pdf</text:p>
      <text:p text:style-name="P41"/>
      <text:p text:style-name="P42"/>
      <text:p text:style-name="P43">ER-Modell</text:p>
      <text:p text:style-name="P44">https://www.datenbanken-verstehen.de/datenmodellierung/entity-relationship-modell/</text:p>
      <text:p text:style-name="P45"/>
      <text:p text:style-name="P46"/>
      <text:p text:style-name="Standard"><text:span text:style-name="T47">Pflichtenheft</text:span></text:p>
      <text:p text:style-name="P48">https://www.ionos.de/digitalguide/websites/web-entwicklung/pflichtenheft/</text:p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iebrands, Nadine</dc:creator>
    <meta:creation-date>2022-04-10T15:04:00Z</meta:creation-date>
    <dc:date>2022-05-24T05:44:00Z</dc:date>
    <meta:template xlink:href="Normal.dotm" xlink:type="simple"/>
    <meta:editing-cycles>16</meta:editing-cycles>
    <meta:editing-duration>PT0S</meta:editing-duration>
    <meta:document-statistic meta:page-count="1" meta:paragraph-count="3" meta:word-count="211" meta:character-count="1541" meta:row-count="11" meta:non-whitespace-character-count="1333"/>
  </office:meta>
</office:document-meta>
</file>